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“JPA (Java Persistence API) is a specification that defines how we map Java objects to relational database tables. Hibernate is the most widely used implementation of JPA — it actually handles the SQL generation, database interactions, caching, and transactions. In practice, we use JPA annotations (<text:span text:style-name="Source_20_Text">@Entity</text:span>, <text:span text:style-name="Source_20_Text">@Table</text:span>, <text:span text:style-name="Source_20_Text">@Id</text:span>) to keep our code portable, and Hibernate executes them under the hood.” </text:p>
      <text:p text:style-name="Text_20_body"/>
      <text:p text:style-name="Text_20_body">Great question 🙌 — this is <text:span text:style-name="Strong_20_Emphasis">interview-critical</text:span> because when they see annotations like <text:span text:style-name="Source_20_Text">@Entity</text:span>, <text:span text:style-name="Source_20_Text">@Table</text:span>, <text:span text:style-name="Source_20_Text">@Id</text:span>, they will definitely ask:</text:p>
      <text:p text:style-name="Text_20_body">👉 <text:span text:style-name="Emphasis">“What is JPA? What is Hibernate? How are they related?”</text:span></text:p>
      <text:p text:style-name="Text_20_body">Let’s make this clear and interview-ready.</text:p>
      <text:p text:style-name="Horizontal_20_Line"/>
      <text:h text:style-name="Heading_20_2" text:outline-level="2">🔹 1. <text:span text:style-name="Strong_20_Emphasis">What is JPA?</text:span></text:h>
      <text:list text:style-name="L1">
        <text:list-item>
          <text:p text:style-name="P1"><text:span text:style-name="Strong_20_Emphasis">JPA = Java Persistence API</text:span></text:p>
        </text:list-item>
        <text:list-item>
          <text:p text:style-name="P1">It’s a <text:span text:style-name="Strong_20_Emphasis">specification</text:span> (a set of rules, like an interface).</text:p>
        </text:list-item>
        <text:list-item>
          <text:p text:style-name="P1">It defines <text:span text:style-name="Strong_20_Emphasis">how Java objects (classes) should be mapped to database tables</text:span>.</text:p>
        </text:list-item>
        <text:list-item>
          <text:p text:style-name="P1">But JPA itself does <text:span text:style-name="Strong_20_Emphasis">not provide implementation</text:span> — it’s just the blueprint.</text:p>
        </text:list-item>
      </text:list>
      <text:p text:style-name="Text_20_body">👉 Example:</text:p>
      <text:list text:style-name="L2">
        <text:list-item>
          <text:p text:style-name="P2">JPA says: <text:span text:style-name="Emphasis">“An </text:span><text:span text:style-name="Emphasis"><text:span text:style-name="Source_20_Text">@Entity</text:span></text:span><text:span text:style-name="Emphasis"> class maps to a table”</text:span>.</text:p>
        </text:list-item>
        <text:list-item>
          <text:p text:style-name="P2">But it doesn’t say <text:span text:style-name="Strong_20_Emphasis">how</text:span> that mapping happens behind the scenes.</text:p>
        </text:list-item>
      </text:list>
      <text:p text:style-name="Horizontal_20_Line"/>
      <text:h text:style-name="Heading_20_2" text:outline-level="2">🔹 2. <text:span text:style-name="Strong_20_Emphasis">What is Hibernate?</text:span></text:h>
      <text:list text:style-name="L3">
        <text:list-item>
          <text:p text:style-name="P3"><text:span text:style-name="Strong_20_Emphasis">Hibernate = an implementation of JPA.</text:span></text:p>
        </text:list-item>
        <text:list-item>
          <text:p text:style-name="P3">It’s the <text:span text:style-name="Strong_20_Emphasis">most popular framework</text:span> that actually does the work of:</text:p>
          <text:list>
            <text:list-item>
              <text:p text:style-name="P3">Converting Java objects → database rows</text:p>
            </text:list-item>
            <text:list-item>
              <text:p text:style-name="P3">Converting database rows → Java objects</text:p>
            </text:list-item>
            <text:list-item>
              <text:p text:style-name="P3">Managing queries, caching, transactions, etc.</text:p>
            </text:list-item>
          </text:list>
        </text:list-item>
      </text:list>
      <text:p text:style-name="Text_20_body">👉 Think of it like:</text:p>
      <text:list text:style-name="L4">
        <text:list-item>
          <text:p text:style-name="P4"><text:span text:style-name="Strong_20_Emphasis">JPA is the </text:span><text:span text:style-name="Strong_20_Emphasis"><text:span text:style-name="Emphasis">theory</text:span></text:span> (the contract).</text:p>
        </text:list-item>
        <text:list-item>
          <text:p text:style-name="P4"><text:span text:style-name="Strong_20_Emphasis">Hibernate is the </text:span><text:span text:style-name="Strong_20_Emphasis"><text:span text:style-name="Emphasis">practice</text:span></text:span> (the tool that fulfills the contract).</text:p>
        </text:list-item>
      </text:list>
      <text:p text:style-name="Horizontal_20_Line"/>
      <text:h text:style-name="Heading_20_2" text:outline-level="2"><text:soft-page-break/>🔹 3. <text:span text:style-name="Strong_20_Emphasis">Relationship between JPA and Hibernate</text:span></text:h>
      <text:list text:style-name="L5">
        <text:list-item>
          <text:p text:style-name="P5">JPA = <text:span text:style-name="Strong_20_Emphasis">specification (interface)</text:span></text:p>
        </text:list-item>
        <text:list-item>
          <text:p text:style-name="P5">Hibernate = <text:span text:style-name="Strong_20_Emphasis">implementation (class that implements interface)</text:span></text:p>
        </text:list-item>
      </text:list>
      <text:p text:style-name="Text_20_body">In code:</text:p>
      <text:list text:style-name="L6">
        <text:list-item>
          <text:p text:style-name="P6">You write annotations like <text:span text:style-name="Source_20_Text">@Entity</text:span>, <text:span text:style-name="Source_20_Text">@Table</text:span>, <text:span text:style-name="Source_20_Text">@Id</text:span> (these come from <text:span text:style-name="Strong_20_Emphasis">JPA</text:span>).</text:p>
        </text:list-item>
        <text:list-item>
          <text:p text:style-name="P6">Hibernate runs behind the scenes and makes those annotations actually <text:span text:style-name="Strong_20_Emphasis">work</text:span>.</text:p>
        </text:list-item>
      </text:list>
      <text:p text:style-name="Horizontal_20_Line"/>
      <text:h text:style-name="Heading_20_2" text:outline-level="2">🔹 4. <text:span text:style-name="Strong_20_Emphasis">How to Explain in an Interview</text:span></text:h>
      <text:p text:style-name="Text_20_body">Here’s a clean, concise way:</text:p>
      <text:p text:style-name="Text_20_body">👉 <text:span text:style-name="Emphasis">“JPA (Java Persistence API) is a specification that defines how we map Java objects to relational database tables. Hibernate is the most widely used implementation of JPA — it actually handles the SQL generation, database interactions, caching, and transactions. In practice, we use JPA annotations (</text:span><text:span text:style-name="Emphasis"><text:span text:style-name="Source_20_Text">@Entity</text:span></text:span><text:span text:style-name="Emphasis">, </text:span><text:span text:style-name="Emphasis"><text:span text:style-name="Source_20_Text">@Table</text:span></text:span><text:span text:style-name="Emphasis">, </text:span><text:span text:style-name="Emphasis"><text:span text:style-name="Source_20_Text">@Id</text:span></text:span><text:span text:style-name="Emphasis">) to keep our code portable, and Hibernate executes them under the hood.”</text:span></text:p>
      <text:p text:style-name="Horizontal_20_Line"/>
      <text:h text:style-name="Heading_20_2" text:outline-level="2">🔹 5. <text:span text:style-name="Strong_20_Emphasis">Extra Point (if they push deeper)</text:span></text:h>
      <text:list text:style-name="L7">
        <text:list-item>
          <text:p text:style-name="P7">Other JPA implementations exist too (like EclipseLink, OpenJPA).</text:p>
        </text:list-item>
        <text:list-item>
          <text:p text:style-name="P7">That’s why we use <text:span text:style-name="Strong_20_Emphasis">JPA annotations</text:span> (portable across vendors), not Hibernate-specific ones.</text:p>
        </text:list-item>
        <text:list-item>
          <text:p text:style-name="P7">This keeps our code flexible — we could swap Hibernate with another provider if needed.</text:p>
        </text:list-item>
      </text:list>
      <text:p text:style-name="Horizontal_20_Line"/>
      <text:p text:style-name="Text_20_body">✅ <text:span text:style-name="Strong_20_Emphasis">Quick Analogy for Simpler Explanation</text:span></text:p>
      <text:list text:style-name="L8">
        <text:list-item>
          <text:p text:style-name="P8">JPA is like a <text:span text:style-name="Strong_20_Emphasis">driver’s license test</text:span> (it defines the rules).</text:p>
        </text:list-item>
        <text:list-item>
          <text:p text:style-name="P8">Hibernate is like <text:span text:style-name="Strong_20_Emphasis">driving a Toyota</text:span> (it’s one actual car that follows those rules).</text:p>
        </text:list-item>
        <text:list-item>
          <text:p text:style-name="P8">You could also drive a Honda (EclipseLink, etc.) — the license (JPA) works for all.</text:p>
        </text:list-item>
      </text:list>
      <text:p text:style-name="Horizontal_20_Line"/>
      <text:p text:style-name="Text_20_body">Would you like me to also prepare a <text:span text:style-name="Strong_20_Emphasis">2–3 line crisp answer</text:span> (like an elevator pitch) so you can <text:span text:style-name="Strong_20_Emphasis">instantly reply in an interview</text:span> without overexplaining?</text:p>
      <text:p text:style-name="Text_20_body">---------------------------------------------------------------------------------------</text:p>
      <text:p text:style-name="Text_20_body">Here’s a compact cheat-sheet of the <text:span text:style-name="Strong_20_Emphasis">annotations</text:span> and core <text:span text:style-name="Strong_20_Emphasis">keywords/terms</text:span> your project uses (or clearly implies), with plain-English meanings. If you spot one I missed, tell me the name and I’ll add it.</text:p>
      <text:h text:style-name="Heading_20_1" text:outline-level="1"><text:soft-page-break/>Spring “stereotypes”</text:h>
      <text:list text:style-name="L9">
        <text:list-item>
          <text:p text:style-name="P9"><text:span text:style-name="Strong_20_Emphasis">@Component</text:span> – Marks a class for Spring to auto-detect and manage as a bean.</text:p>
        </text:list-item>
        <text:list-item>
          <text:p text:style-name="P9"><text:span text:style-name="Strong_20_Emphasis">@Service</text:span> – Same as @Component, used for business-logic classes (services).</text:p>
        </text:list-item>
        <text:list-item>
          <text:p text:style-name="P9"><text:span text:style-name="Strong_20_Emphasis">@Repository</text:span> – Same as @Component for data access; also translates JPA exceptions to Spring’s DataAccessException.</text:p>
        </text:list-item>
        <text:list-item>
          <text:p text:style-name="P9"><text:span text:style-name="Strong_20_Emphasis">@RestController</text:span> – @Controller + @ResponseBody; methods return JSON by default.</text:p>
        </text:list-item>
        <text:list-item>
          <text:p text:style-name="P9"><text:span text:style-name="Strong_20_Emphasis">@ControllerAdvice</text:span> – A global “helper” for controllers (e.g., centralized exception handling).</text:p>
        </text:list-item>
      </text:list>
      <text:h text:style-name="Heading_20_1" text:outline-level="1">Web MVC (REST)</text:h>
      <text:list text:style-name="L10">
        <text:list-item>
          <text:p text:style-name="P10"><text:span text:style-name="Strong_20_Emphasis">@RequestMapping</text:span> – Base path or HTTP mapping for a controller or method.</text:p>
        </text:list-item>
        <text:list-item>
          <text:p text:style-name="P10"><text:span text:style-name="Strong_20_Emphasis">@GetMapping / @PostMapping / @PutMapping / @DeleteMapping / @PatchMapping</text:span> – Shorthand HTTP method mappings.</text:p>
        </text:list-item>
        <text:list-item>
          <text:p text:style-name="P10"><text:span text:style-name="Strong_20_Emphasis">@PathVariable</text:span> – Bind <text:span text:style-name="Source_20_Text">/{id}</text:span> in the URL to a method parameter.</text:p>
        </text:list-item>
        <text:list-item>
          <text:p text:style-name="P10"><text:span text:style-name="Strong_20_Emphasis">@RequestBody</text:span> – Bind JSON body to a Java object (DTO).</text:p>
        </text:list-item>
        <text:list-item>
          <text:p text:style-name="P10"><text:span text:style-name="Strong_20_Emphasis">@RequestParam</text:span> – Bind query string <text:span text:style-name="Source_20_Text">?start=...&amp;end=...</text:span> to parameters.</text:p>
        </text:list-item>
        <text:list-item>
          <text:p text:style-name="P10"><text:span text:style-name="Strong_20_Emphasis">@ResponseStatus</text:span> – Force a specific HTTP status on method return/exception.</text:p>
        </text:list-item>
        <text:list-item>
          <text:p text:style-name="P10"><text:span text:style-name="Strong_20_Emphasis">@ExceptionHandler</text:span> – Handle specific exceptions and build error responses.</text:p>
        </text:list-item>
        <text:list-item>
          <text:p text:style-name="P10"><text:span text:style-name="Strong_20_Emphasis">@CrossOrigin</text:span> – CORS allowlist per controller/method (useful in dev).</text:p>
        </text:list-item>
        <text:list-item>
          <text:p text:style-name="P10"><text:span text:style-name="Strong_20_Emphasis">@Validated / @Valid</text:span> – Trigger bean-validation on method params/DTOs.</text:p>
        </text:list-item>
      </text:list>
      <text:h text:style-name="Heading_20_1" text:outline-level="1">Spring Boot / Core config</text:h>
      <text:list text:style-name="L11">
        <text:list-item>
          <text:p text:style-name="P11"><text:span text:style-name="Strong_20_Emphasis">@Configuration</text:span> – Class that declares bean factory methods.</text:p>
        </text:list-item>
        <text:list-item>
          <text:p text:style-name="P11"><text:span text:style-name="Strong_20_Emphasis">@Bean</text:span> – Method whose return value is a Spring bean (managed object).</text:p>
        </text:list-item>
        <text:list-item>
          <text:p text:style-name="P11"><text:span text:style-name="Strong_20_Emphasis">@EnableWebSecurity</text:span> – Turns on Spring Security (web).</text:p>
        </text:list-item>
        <text:list-item>
          <text:p text:style-name="P11"><text:span text:style-name="Strong_20_Emphasis">SecurityFilterChain (bean)</text:span> – Configures security rules (what’s public, filters, etc.).</text:p>
        </text:list-item>
      </text:list>
      <text:h text:style-name="Heading_20_1" text:outline-level="1">Spring Security (auth)</text:h>
      <text:list text:style-name="L12">
        <text:list-item>
          <text:p text:style-name="P12"><text:span text:style-name="Strong_20_Emphasis">@PreAuthorize</text:span> <text:span text:style-name="Emphasis">(if used)</text:span> – Method-level authorization via SpEL.</text:p>
        </text:list-item>
        <text:list-item>
          <text:p text:style-name="P12"><text:span text:style-name="Strong_20_Emphasis">OncePerRequestFilter</text:span> – Base class for custom filters (your <text:span text:style-name="Source_20_Text">JwtAuthFilter</text:span>).</text:p>
        </text:list-item>
        <text:list-item>
          <text:p text:style-name="P12"><text:span text:style-name="Strong_20_Emphasis">AuthenticationManager</text:span> <text:span text:style-name="Emphasis">(keyword)</text:span> – Entry point to authenticate credentials.</text:p>
        </text:list-item>
        <text:list-item>
          <text:p text:style-name="P12"><text:soft-page-break/><text:span text:style-name="Strong_20_Emphasis">AuthenticationProvider / DaoAuthenticationProvider</text:span> <text:span text:style-name="Emphasis">(keyword)</text:span> – Performs the credential check using UserDetailsService + PasswordEncoder.</text:p>
        </text:list-item>
        <text:list-item>
          <text:p text:style-name="P12"><text:span text:style-name="Strong_20_Emphasis">UserDetailsService</text:span> <text:span text:style-name="Emphasis">(keyword)</text:span> – Loads a user record (by email/username).</text:p>
        </text:list-item>
        <text:list-item>
          <text:p text:style-name="P12"><text:span text:style-name="Strong_20_Emphasis">PasswordEncoder (BCryptPasswordEncoder)</text:span> <text:span text:style-name="Emphasis">(keyword)</text:span> – Verifies raw password vs hashed.</text:p>
        </text:list-item>
        <text:list-item>
          <text:p text:style-name="P12"><text:span text:style-name="Strong_20_Emphasis">UsernamePasswordAuthenticationToken</text:span> <text:span text:style-name="Emphasis">(keyword)</text:span> – Auth token for email+password.</text:p>
        </text:list-item>
        <text:list-item>
          <text:p text:style-name="P12"><text:span text:style-name="Strong_20_Emphasis">SecurityContext / SecurityContextHolder</text:span> <text:span text:style-name="Emphasis">(keyword)</text:span> – Holds the authenticated user for the current request/thread.</text:p>
        </text:list-item>
      </text:list>
      <text:h text:style-name="Heading_20_1" text:outline-level="1">Transactions</text:h>
      <text:list text:style-name="L13">
        <text:list-item>
          <text:p text:style-name="P13"><text:span text:style-name="Strong_20_Emphasis">@Transactional</text:span> – Wraps a method/class in a DB transaction.</text:p>
          <text:list>
            <text:list-item>
              <text:p text:style-name="P13"><text:span text:style-name="Source_20_Text">@Transactional(readOnly=true)</text:span> is an optimization for read-only methods (e.g., your <text:span text:style-name="Source_20_Text">list()</text:span>).</text:p>
            </text:list-item>
          </text:list>
        </text:list-item>
      </text:list>
      <text:h text:style-name="Heading_20_1" text:outline-level="1">JPA/Hibernate (entities &amp; mapping)</text:h>
      <text:list text:style-name="L14">
        <text:list-item>
          <text:p text:style-name="P14"><text:span text:style-name="Strong_20_Emphasis">@Entity</text:span> – Marks a JPA entity mapped to a DB table.</text:p>
        </text:list-item>
        <text:list-item>
          <text:p text:style-name="P14"><text:span text:style-name="Strong_20_Emphasis">@Table</text:span> – Customize table name/indexes.</text:p>
        </text:list-item>
        <text:list-item>
          <text:p text:style-name="P14"><text:span text:style-name="Strong_20_Emphasis">@Id</text:span> – Primary key field.</text:p>
        </text:list-item>
        <text:list-item>
          <text:p text:style-name="P14"><text:span text:style-name="Strong_20_Emphasis">@GeneratedValue</text:span> – Auto-generation strategy for the ID.</text:p>
        </text:list-item>
        <text:list-item>
          <text:p text:style-name="P14"><text:span text:style-name="Strong_20_Emphasis">@Column</text:span> – Customize column (name, length, nullable, precision/scale).</text:p>
        </text:list-item>
        <text:list-item>
          <text:p text:style-name="P14"><text:span text:style-name="Strong_20_Emphasis">@Enumerated(EnumType.STRING)</text:span> – Store enums as their names (not ordinals).</text:p>
        </text:list-item>
        <text:list-item>
          <text:p text:style-name="P14"><text:span text:style-name="Strong_20_Emphasis">@ManyToOne / @OneToMany / @OneToOne / @ManyToMany</text:span> – Relationships between entities.</text:p>
        </text:list-item>
        <text:list-item>
          <text:p text:style-name="P14"><text:span text:style-name="Strong_20_Emphasis">@JoinColumn</text:span> – Foreign-key column details.</text:p>
        </text:list-item>
        <text:list-item>
          <text:p text:style-name="P14"><text:span text:style-name="Strong_20_Emphasis">@CreationTimestamp</text:span> <text:span text:style-name="Emphasis">(Hibernate)</text:span> / <text:span text:style-name="Strong_20_Emphasis">@CreatedDate</text:span> <text:span text:style-name="Emphasis">(Spring Data Auditing)</text:span> – Auto-fill created time (you have <text:span text:style-name="Source_20_Text">created_at</text:span> in logs).</text:p>
        </text:list-item>
        <text:list-item>
          <text:p text:style-name="P14"><text:span text:style-name="Strong_20_Emphasis">@EntityListeners(AuditingEntityListener.class)</text:span> <text:span text:style-name="Emphasis">(if used)</text:span> – Enables auditing annotations like @CreatedDate/@LastModifiedDate.</text:p>
        </text:list-item>
      </text:list>
      <text:h text:style-name="Heading_20_1" text:outline-level="1">Spring Data JPA (repositories)</text:h>
      <text:list text:style-name="L15">
        <text:list-item>
          <text:p text:style-name="P15"><text:span text:style-name="Strong_20_Emphasis">extends JpaRepository&lt;Entity,Id&gt;</text:span> – CRUD + paging/sorting for an entity.</text:p>
        </text:list-item>
        <text:list-item>
          <text:p text:style-name="P15"><text:span text:style-name="Strong_20_Emphasis">Derived query methods</text:span> – e.g., <text:span text:style-name="Source_20_Text">findByUserOrderByDateDesc(User u)</text:span>; Spring builds SQL from the method name.</text:p>
        </text:list-item>
        <text:list-item>
          <text:p text:style-name="P15"><text:soft-page-break/><text:span text:style-name="Strong_20_Emphasis">@Query</text:span> – Write JPQL or native SQL explicitly.</text:p>
        </text:list-item>
        <text:list-item>
          <text:p text:style-name="P15"><text:span text:style-name="Strong_20_Emphasis">@Param</text:span> – Name a parameter used inside <text:span text:style-name="Source_20_Text">@Query</text:span>.</text:p>
        </text:list-item>
        <text:list-item>
          <text:p text:style-name="P15"><text:span text:style-name="Strong_20_Emphasis">Pageable / Page / Sort</text:span> <text:span text:style-name="Emphasis">(keyword)</text:span> – Pagination &amp; sorting helpers.</text:p>
        </text:list-item>
      </text:list>
      <text:h text:style-name="Heading_20_1" text:outline-level="1">Validation (Jakarta Bean Validation)</text:h>
      <text:list text:style-name="L16">
        <text:list-item>
          <text:p text:style-name="P16"><text:span text:style-name="Strong_20_Emphasis">@NotNull / @NotBlank / @NotEmpty</text:span> – Required value/text.</text:p>
        </text:list-item>
        <text:list-item>
          <text:p text:style-name="P16"><text:span text:style-name="Strong_20_Emphasis">@Email</text:span> – Email format.</text:p>
        </text:list-item>
        <text:list-item>
          <text:p text:style-name="P16"><text:span text:style-name="Strong_20_Emphasis">@Size(min,max)</text:span> – String/collection length limits.</text:p>
        </text:list-item>
        <text:list-item>
          <text:p text:style-name="P16"><text:span text:style-name="Strong_20_Emphasis">@Min / @Max / @Positive / @PositiveOrZero</text:span> – Numeric constraints.</text:p>
        </text:list-item>
        <text:list-item>
          <text:p text:style-name="P16"><text:span text:style-name="Strong_20_Emphasis">@PastOrPresent / @Future / @FutureOrPresent</text:span> – Date/time constraints.</text:p>
        </text:list-item>
      </text:list>
      <text:h text:style-name="Heading_20_1" text:outline-level="1">Jackson (JSON) <text:span text:style-name="Emphasis">(common in these projects)</text:span></text:h>
      <text:list text:style-name="L17">
        <text:list-item>
          <text:p text:style-name="P17"><text:span text:style-name="Strong_20_Emphasis">@JsonIgnore</text:span> – Don’t serialize a field.</text:p>
        </text:list-item>
        <text:list-item>
          <text:p text:style-name="P17"><text:span text:style-name="Strong_20_Emphasis">@JsonProperty</text:span> – Rename/force include a field in JSON.</text:p>
        </text:list-item>
        <text:list-item>
          <text:p text:style-name="P17"><text:span text:style-name="Strong_20_Emphasis">@JsonFormat</text:span> – Control date/number format in JSON.</text:p>
        </text:list-item>
      </text:list>
      <text:h text:style-name="Heading_20_1" text:outline-level="1">Lombok (to reduce boilerplate)</text:h>
      <text:list text:style-name="L18">
        <text:list-item>
          <text:p text:style-name="P18"><text:span text:style-name="Strong_20_Emphasis">@Data</text:span> – Generates getters, setters, equals/hashCode, toString.</text:p>
        </text:list-item>
        <text:list-item>
          <text:p text:style-name="P18"><text:span text:style-name="Strong_20_Emphasis">@Getter / @Setter</text:span> – Individual accessors.</text:p>
        </text:list-item>
        <text:list-item>
          <text:p text:style-name="P18"><text:span text:style-name="Strong_20_Emphasis">@NoArgsConstructor / @AllArgsConstructor / @RequiredArgsConstructor</text:span> – Constructors.</text:p>
        </text:list-item>
        <text:list-item>
          <text:p text:style-name="P18"><text:span text:style-name="Strong_20_Emphasis">@Builder</text:span> – Fluent builder API.</text:p>
        </text:list-item>
        <text:list-item>
          <text:p text:style-name="P18"><text:span text:style-name="Strong_20_Emphasis">@Slf4j</text:span> – Logger field <text:span text:style-name="Source_20_Text">log</text:span> injected automatically.</text:p>
        </text:list-item>
      </text:list>
      <text:h text:style-name="Heading_20_1" text:outline-level="1">Error handling (your custom layer)</text:h>
      <text:list text:style-name="L19">
        <text:list-item>
          <text:p text:style-name="P19"><text:span text:style-name="Strong_20_Emphasis">@ControllerAdvice + @ExceptionHandler</text:span> – <text:span text:style-name="Source_20_Text">GlobalExceptionHandler</text:span> catches exceptions like <text:span text:style-name="Source_20_Text">ResourceNotFoundException</text:span>, <text:span text:style-name="Source_20_Text">ForbiddenException</text:span>, etc., and returns consistent JSON + status.</text:p>
        </text:list-item>
      </text:list>
      <text:h text:style-name="Heading_20_1" text:outline-level="1"><text:soft-page-break/>Misc project “keywords” (concepts you use)</text:h>
      <text:list text:style-name="L20">
        <text:list-item>
          <text:p text:style-name="P20"><text:span text:style-name="Strong_20_Emphasis">Bean</text:span> – Any object Spring manages (@Component/@Service or returned from @Bean).</text:p>
        </text:list-item>
        <text:list-item>
          <text:p text:style-name="P20"><text:span text:style-name="Strong_20_Emphasis">DTO</text:span> – Data Transfer Object used for requests/responses (e.g., Auth DTOs).</text:p>
        </text:list-item>
        <text:list-item>
          <text:p text:style-name="P20"><text:span text:style-name="Strong_20_Emphasis">Entity</text:span> – JPA-mapped class persisted to the database.</text:p>
        </text:list-item>
        <text:list-item>
          <text:p text:style-name="P20"><text:span text:style-name="Strong_20_Emphasis">Repository</text:span> – Interface to fetch/save entities (Spring Data).</text:p>
        </text:list-item>
        <text:list-item>
          <text:p text:style-name="P20"><text:span text:style-name="Strong_20_Emphasis">Service</text:span> – Business logic layer (uses repos, enforces rules).</text:p>
        </text:list-item>
        <text:list-item>
          <text:p text:style-name="P20"><text:span text:style-name="Strong_20_Emphasis">Controller</text:span> – HTTP endpoints (uses services).</text:p>
        </text:list-item>
        <text:list-item>
          <text:p text:style-name="P20"><text:span text:style-name="Strong_20_Emphasis">JWT</text:span> – Signed token returned on login, sent in <text:span text:style-name="Source_20_Text">Authorization: Bearer …</text:span>.</text:p>
        </text:list-item>
        <text:list-item>
          <text:p text:style-name="P20"><text:span text:style-name="Strong_20_Emphasis">CORS</text:span> – Cross-origin access; allowed via global CORS bean or @CrossOrigin.</text:p>
        </text:list-item>
        <text:list-item>
          <text:p text:style-name="P20"><text:span text:style-name="Strong_20_Emphasis">ResponseEntity</text:span> – Wraps HTTP status, headers, and body for a response.</text:p>
        </text:list-item>
        <text:list-item>
          <text:p text:style-name="P20"><text:span text:style-name="Strong_20_Emphasis">COALESCE (JPQL/SQL)</text:span> – Return first non-NULL value (used to turn <text:span text:style-name="Source_20_Text">SUM(NULL)</text:span> into <text:span text:style-name="Source_20_Text">0</text:span>).</text:p>
        </text:list-item>
      </text:list>
      <text:p text:style-name="Horizontal_20_Line"/>
      <text:p text:style-name="Text_20_body">Want me to generate a <text:span text:style-name="Strong_20_Emphasis">README “Glossary”</text:span> markdown for your repo with these, plus tiny code samples from your files? I can draft it so teammates can skim in 2 minutes.</text:p>
      <text:p text:style-name="Text_20_body">-------------</text:p>
      <text:p text:style-name="Text_20_body">POST /api/auth/login</text:p>
      <text:p text:style-name="Text_20_body"><text:s text:c="2"/>-&gt; AuthController.login</text:p>
      <text:p text:style-name="Text_20_body"><text:s text:c="5"/>-&gt; AuthService.login</text:p>
      <text:p text:style-name="Text_20_body"><text:s text:c="8"/>-&gt; AuthenticationManager.authenticate(UsernamePasswordAuthenticationToken)</text:p>
      <text:p text:style-name="Text_20_body"><text:s text:c="11"/>-&gt; DaoAuthenticationProvider</text:p>
      <text:p text:style-name="Text_20_body"><text:s text:c="14"/>-&gt; UserDetailsServiceImpl.loadUserByUsername(email)</text:p>
      <text:p text:style-name="Text_20_body"><text:s text:c="14"/>-&gt; PasswordEncoder.matches(raw, hash) <text:s/>[fail =&gt; BadCredentialsException]</text:p>
      <text:p text:style-name="Text_20_body"><text:s text:c="11"/>-&gt; (success) returns Authentication</text:p>
      <text:p text:style-name="Text_20_body"><text:s text:c="8"/>-&gt; JwtTokenProvider.generateToken(user/email)</text:p>
      <text:p text:style-name="Text_20_body"><text:s text:c="5"/>-&gt; return { message, status, token }</text:p>
      <text:p text:style-name="Text_20_body"/>
      <text:p text:style-name="Text_20_body">GET /api/expenses (with Authorization: Bearer &lt;token&gt;)</text:p>
      <text:p text:style-name="Text_20_body"><text:s text:c="2"/>-&gt; JwtAuthFilter.doFilterInternal</text:p>
      <text:p text:style-name="Text_20_body"><text:s text:c="5"/>-&gt; JwtTokenProvider.validate + getUsername</text:p>
      <text:p text:style-name="Text_20_body"><text:soft-page-break/><text:s text:c="5"/>-&gt; UserDetailsServiceImpl.loadUserByUsername</text:p>
      <text:p text:style-name="Text_20_body"><text:s text:c="5"/>-&gt; SecurityContextHolder.setAuthentication(...)</text:p>
      <text:p text:style-name="Text_20_body"><text:s text:c="2"/>-&gt; Controller executes with current user se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2T19:48:08.817000000</meta:creation-date>
    <dc:date>2025-08-27T16:27:34.887000000</dc:date>
    <meta:editing-duration>P3DT5H54M34S</meta:editing-duration>
    <meta:editing-cycles>2</meta:editing-cycles>
    <meta:generator>sFree_Office_for_Docs_and_PDF/7.4.2.3$Windows_X86_64 LibreOffice_project/382eef1f22670f7f4118c8c2dd222ec7ad009daf</meta:generator>
    <meta:document-statistic meta:table-count="0" meta:image-count="0" meta:object-count="0" meta:page-count="7" meta:paragraph-count="138" meta:word-count="1265" meta:character-count="9133" meta:non-whitespace-character-count="7926"/>
  </office:meta>
</office:document-meta>
</file>